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ba64" officeooo:paragraph-rsid="0001ba64"/>
    </style:style>
    <style:style style:name="P2" style:family="paragraph" style:parent-style-name="Text_20_body" style:list-style-name="L1">
      <style:text-properties officeooo:rsid="0001ba64" officeooo:paragraph-rsid="0001ba64"/>
    </style:style>
    <style:style style:name="P3" style:family="paragraph" style:parent-style-name="Text_20_body" style:list-style-name="L2">
      <style:text-properties officeooo:rsid="0001ba64" officeooo:paragraph-rsid="0001ba64"/>
    </style:style>
    <style:style style:name="P4" style:family="paragraph" style:parent-style-name="Text_20_body" style:list-style-name="L3">
      <style:text-properties officeooo:rsid="0001ba64" officeooo:paragraph-rsid="0001ba64"/>
    </style:style>
    <style:style style:name="P5" style:family="paragraph" style:parent-style-name="Text_20_body" style:list-style-name="L4">
      <style:text-properties officeooo:rsid="0001ba64" officeooo:paragraph-rsid="0001ba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2/20/2015</text:p>
      <text:h text:style-name="Heading_20_1" text:outline-level="1">Meeting Minutes</text:h>
      <text:p text:style-name="P1">The team met for 30 minutes to discuss the requirements document.</text:p>
      <text:list xml:id="list5192726431358298144" text:style-name="L1">
        <text:list-item>
          <text:p text:style-name="P2">All team members installed Android Studio for the project IDE.</text:p>
        </text:list-item>
        <text:list-item>
          <text:p text:style-name="P2">Bryan started an outline for the requirements document with a suggestion for which features to prioritize, and will finish the overview and architecture sections.</text:p>
        </text:list-item>
        <text:list-item>
          <text:p text:style-name="P2">Blake will create screen mock-ups for the project.</text:p>
        </text:list-item>
        <text:list-item>
          <text:p text:style-name="P2">Ryan will write the features section of the requirements document.</text:p>
        </text:list-item>
      </text:list>
      <text:h text:style-name="Heading_20_1" text:outline-level="1">Attributions</text:h>
      <text:list xml:id="list4059100292225191255" text:style-name="L2">
        <text:list-item>
          <text:p text:style-name="P3">Bryan wrote the introduction and started the overview section of the requirements document.</text:p>
        </text:list-item>
      </text:list>
      <text:h text:style-name="Heading_20_1" text:outline-level="1">Artifacts</text:h>
      <text:list xml:id="list6399305222820925522" text:style-name="L3">
        <text:list-item>
          <text:p text:style-name="P4">The team used the sample templates provided on blackboard.</text:p>
        </text:list-item>
      </text:list>
      <text:h text:style-name="Heading_20_1" text:outline-level="1">Direction</text:h>
      <text:list xml:id="list7686905762645514390" text:style-name="L4">
        <text:list-item>
          <text:p text:style-name="P5">The document has an introduction and a start on the overview.</text:p>
        </text:list-item>
        <text:list-item>
          <text:p text:style-name="P5">The team agreed to the major features that the document needs to address and their priorities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3:24:23.286108282</meta:creation-date>
    <dc:date>2015-02-17T13:46:47.531849359</dc:date>
    <meta:editing-duration>PT22M27S</meta:editing-duration>
    <meta:editing-cycles>1</meta:editing-cycles>
    <meta:document-statistic meta:table-count="0" meta:image-count="0" meta:object-count="0" meta:page-count="1" meta:paragraph-count="14" meta:word-count="126" meta:character-count="773" meta:non-whitespace-character-count="667"/>
    <meta:generator>LibreOffice/4.4.0.3$Linux_X86_64 LibreOffice_project/40m0$Build-3</meta:generator>
  </office:meta>
</office:document-meta>
</file>